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В цьому репозиторії зібрані проекти над якими я працював. Деякі з них ще не дороблен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5</meta:generator>
  </office:meta>
</office:document-meta>
</file>